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282cm" fo:padding-top="0.141cm" fo:padding-bottom="0.141cm" fo:padding-left="0.141cm" fo:padding-right="0.141cm"/>
    </style:style>
    <style:style style:name="gr4" style:family="graphic" style:parent-style-name="standard">
      <style:graphic-properties draw:stroke="none" svg:stroke-color="#000000" draw:fill="solid" draw:fill-color="#c0c0c0" draw:fill-image-width="0cm" draw:fill-image-height="0cm" draw:textarea-vertical-align="middle" fo:min-height="0.675cm" fo:padding-top="0.141cm" fo:padding-bottom="0.141cm" fo:padding-left="0.141cm" fo:padding-right="0.141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675cm" fo:padding-top="0.141cm" fo:padding-bottom="0.141cm" fo:padding-left="0.141cm" fo:padding-right="0.141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74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fo:font-family="Calibri" fo:font-size="12pt" style:font-family-asian="Calibri" style:font-size-asian="12pt" style:font-family-complex="Calib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layer="layout" svg:width="8.999cm" svg:height="8.499cm" svg:x="5.7cm" svg:y="6.7cm" svg:viewBox="0 0 9000 8500" draw:points="0,8500 9000,8500 9000,0 0,0 0,8500">
          <text:p/>
        </draw:polyline>
        <draw:g>
          <draw:polygon draw:style-name="gr2" draw:layer="layout" svg:width="3.399cm" svg:height="5.148cm" svg:x="6.578cm" svg:y="7.951cm" svg:viewBox="0 0 3400 5149" draw:points="0,5149 3400,5149 3400,0 0,0">
            <text:p/>
          </draw:polygon>
          <draw:polyline draw:style-name="gr1" draw:layer="layout" svg:width="3.399cm" svg:height="5.148cm" svg:x="6.578cm" svg:y="7.951cm" svg:viewBox="0 0 3400 5149" draw:points="0,5149 3400,5149 3400,0 0,0 0,5149">
            <text:p/>
          </draw:polyline>
        </draw:g>
        <draw:frame draw:style-name="gr3" draw:layer="layout" svg:width="3.669cm" svg:height="0.799cm" svg:x="6.6cm" svg:y="7.101cm">
          <draw:text-box>
            <text:p text:style-name="P1"><text:span text:style-name="T1">Directories</text:span></text:p>
          </draw:text-box>
        </draw:frame>
        <draw:frame draw:style-name="gr4" draw:text-style-name="P1" draw:layer="layout" svg:width="3.3cm" svg:height="0.957cm" svg:x="6.659cm" svg:y="8.19cm">
          <draw:text-box>
            <text:p text:style-name="P1"><text:span text:style-name="T1">source</text:span></text:p>
          </draw:text-box>
        </draw:frame>
        <draw:frame draw:style-name="gr5" draw:text-style-name="P1" draw:layer="layout" svg:width="3.2cm" svg:height="0.957cm" svg:x="6.578cm" svg:y="8.91cm">
          <draw:text-box>
            <text:p text:style-name="P1"><text:span text:style-name="T1">documentation</text:span></text:p>
          </draw:text-box>
        </draw:frame>
        <draw:frame draw:style-name="gr6" draw:text-style-name="P1" draw:layer="layout" svg:width="3.2cm" svg:height="0.956cm" svg:x="6.578cm" svg:y="9.629cm">
          <draw:text-box>
            <text:p text:style-name="P1"><text:span text:style-name="T1">other/source</text:span></text:p>
          </draw:text-box>
        </draw:frame>
        <draw:polyline draw:style-name="gr1" draw:layer="layout" svg:width="3.42cm" svg:height="1.038cm" svg:x="6.4cm" svg:y="13.661cm" svg:viewBox="0 0 3421 1039" draw:points="0,1039 3421,1039 3421,0 0,0 0,1039">
          <text:p/>
        </draw:polyline>
        <draw:polyline draw:style-name="gr1" draw:layer="layout" svg:width="3.42cm" svg:height="1.038cm" svg:x="10.521cm" svg:y="13.622cm" svg:viewBox="0 0 3421 1039" draw:points="0,1039 3421,1039 3421,0 0,0 0,1039">
          <text:p/>
        </draw:polyline>
        <draw:frame draw:style-name="gr3" draw:layer="layout" svg:width="1.269cm" svg:height="0.799cm" svg:x="7.452cm" svg:y="13.762cm">
          <draw:text-box>
            <text:p text:style-name="P1"><text:span text:style-name="T1">Ok</text:span></text:p>
          </draw:text-box>
        </draw:frame>
        <draw:frame draw:style-name="gr3" draw:layer="layout" svg:width="1.9cm" svg:height="0.799cm" svg:x="11.321cm" svg:y="13.762cm">
          <draw:text-box>
            <text:p text:style-name="P1"><text:span text:style-name="T1">Cancel</text:span></text:p>
          </draw:text-box>
        </draw:frame>
        <draw:polyline draw:style-name="gr1" draw:layer="layout" svg:width="3.42cm" svg:height="1.038cm" svg:x="10.3cm" svg:y="9.061cm" svg:viewBox="0 0 3421 1039" draw:points="0,1039 3421,1039 3421,0 0,0 0,1039">
          <text:p/>
        </draw:polyline>
        <draw:frame draw:style-name="gr3" draw:layer="layout" svg:width="1.269cm" svg:height="0.799cm" svg:x="11.352cm" svg:y="9.162cm">
          <draw:text-box>
            <text:p text:style-name="P1"><text:span text:style-name="T1">Add</text:span></text:p>
          </draw:text-box>
        </draw:frame>
        <draw:polyline draw:style-name="gr1" draw:layer="layout" svg:width="3.42cm" svg:height="1.038cm" svg:x="10.3cm" svg:y="10.361cm" svg:viewBox="0 0 3421 1039" draw:points="0,1039 3421,1039 3421,0 0,0 0,1039">
          <text:p/>
        </draw:polyline>
        <draw:frame draw:style-name="gr3" draw:layer="layout" svg:width="1.9cm" svg:height="0.799cm" svg:x="11.179cm" svg:y="10.501cm">
          <draw:text-box>
            <text:p text:style-name="P1"><text:span text:style-name="T1">Remo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EndMarker_5f_7" draw:display-name="EndMarker_7" svg:viewBox="0 0 20 20" svg:d="m10 0-10 20c7-3 13-3 20 0z"/>
    <draw:marker draw:name="StartMarker_5f_7" draw:display-name="StartMarker_7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1T18:02:36.12</meta:creation-date>
    <dc:date>2012-12-11T18:17:50.08</dc:date>
    <meta:editing-duration>PT4M22S</meta:editing-duration>
    <meta:editing-cycles>7</meta:editing-cycles>
    <meta:generator>LibreOffice/3.6$Windows_x86 LibreOffice_project/da8c1e6-fd468f4-454e206-f42a4a9-143cfd</meta:generator>
    <meta:document-statistic meta:object-count="16"/>
  </office:meta>
</office:document-meta>
</file>